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900000183409DFF6E8C451C60.png" manifest:media-type="image/png"/>
  <manifest:file-entry manifest:full-path="Pictures/100000000000041100000292A46B9B1E3A1B0F68.png" manifest:media-type="image/png"/>
  <manifest:file-entry manifest:full-path="Pictures/10000000000003B80000023647CDFE4E6E3819FB.png" manifest:media-type="image/png"/>
  <manifest:file-entry manifest:full-path="Pictures/10000000000003D8000001B909B09676F10BE7D8.png" manifest:media-type="image/png"/>
  <manifest:file-entry manifest:full-path="Pictures/10000000000003E20000029134D5A093BFF2A756.png" manifest:media-type="image/png"/>
  <manifest:file-entry manifest:full-path="Pictures/10000000000004100000028BB630174F008D6721.png" manifest:media-type="image/png"/>
  <manifest:file-entry manifest:full-path="Pictures/100000000000042D0000028958EE0D3A8635151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7083" officeooo:paragraph-rsid="00127083"/>
    </style:style>
    <style:style style:name="P2" style:family="paragraph" style:parent-style-name="Standard">
      <style:text-properties officeooo:rsid="001388fb" officeooo:paragraph-rsid="001388fb"/>
    </style:style>
    <style:style style:name="P3" style:family="paragraph" style:parent-style-name="Standard">
      <style:text-properties officeooo:rsid="00127083" officeooo:paragraph-rsid="00127083"/>
    </style:style>
    <style:style style:name="P4" style:family="paragraph" style:parent-style-name="Standard">
      <style:text-properties officeooo:rsid="001388fb" officeooo:paragraph-rsid="001388fb"/>
    </style:style>
    <style:style style:name="P5" style:family="paragraph" style:parent-style-name="Standard">
      <style:text-properties officeooo:rsid="0016ceec" officeooo:paragraph-rsid="0016ceec"/>
    </style:style>
    <style:style style:name="P6" style:family="paragraph" style:parent-style-name="Standard">
      <style:text-properties officeooo:rsid="00175bdb" officeooo:paragraph-rsid="00175bdb"/>
    </style:style>
    <style:style style:name="P7" style:family="paragraph" style:parent-style-name="Standard">
      <style:text-properties officeooo:rsid="00199a9f" officeooo:paragraph-rsid="00199a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draw: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)</text:p>
      <text:p text:style-name="P1"><draw:frame draw:style-name="fr1" draw:name="Image4" text:anchor-type="paragraph" svg:x="0.1457in" svg:y="0.2839in" svg:width="6.6929in" svg:height="4.2307in" draw:z-index="0"><draw:image xlink:href="Pictures/100000000000041100000292A46B9B1E3A1B0F68.png" xlink:type="simple" xlink:show="embed" xlink:actuate="onLoad"/></draw:frame></text:p>
      <text:p text:style-name="P1"/>
      <text:p text:style-name="P5">2)</text:p>
      <text:p text:style-name="P1"><draw:frame draw:style-name="fr1" draw:name="Image5" text:anchor-type="paragraph" svg:x="0.0209in" svg:y="0.1043in" svg:width="7.2374in" svg:height="4.5307in" draw:z-index="1"><draw:image xlink:href="Pictures/10000000000004100000028BB630174F008D6721.png" xlink:type="simple" xlink:show="embed" xlink:actuate="onLoad"/></draw:frame></text:p>
      <text:p text:style-name="P1"/>
      <text:p text:style-name="P5"/>
      <text:p text:style-name="P6"><text:soft-page-break/>3)</text:p>
      <text:p text:style-name="P1"/>
      <text:p text:style-name="P1"><draw:frame draw:style-name="fr1" draw:name="Image6" text:anchor-type="paragraph" svg:x="0.2811in" svg:y="0.0791in" svg:width="6.6929in" svg:height="4.4236in" draw:z-index="2"><draw:image xlink:href="Pictures/10000000000003E20000029134D5A093BFF2A756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6"><draw:frame draw:style-name="fr1" draw:name="Image7" text:anchor-type="paragraph" svg:x="-0.1563in" svg:y="0.3134in" svg:width="6.6929in" svg:height="4.0634in" draw:z-index="3"><draw:image xlink:href="Pictures/100000000000042D0000028958EE0D3A8635151E.png" xlink:type="simple" xlink:show="embed" xlink:actuate="onLoad"/></draw:frame><text:soft-page-break/>4)</text:p>
      <text:p text:style-name="P2"/>
      <text:p text:style-name="P2"/>
      <text:p text:style-name="P2"><draw:frame draw:style-name="fr1" draw:name="Image8" text:anchor-type="paragraph" svg:x="-0.2709in" svg:y="0.0846in" svg:width="6.6929in" svg:height="2.9992in" draw:z-index="4"><draw:image xlink:href="Pictures/10000000000003D8000001B909B09676F10BE7D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9" text:anchor-type="paragraph" svg:x="0.1043in" svg:y="0.7291in" svg:width="6.6929in" svg:height="2.4319in" draw:z-index="5"><draw:image xlink:href="Pictures/100000000000042900000183409DFF6E8C451C60.png" xlink:type="simple" xlink:show="embed" xlink:actuate="onLoad"/></draw:frame><text:soft-page-break/></text:p>
      <text:p text:style-name="P2"/>
      <text:p text:style-name="P7">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0" text:anchor-type="paragraph" svg:x="0.2291in" svg:y="1.3728in" svg:width="6.6929in" svg:height="3.9791in" draw:z-index="6"><draw:image xlink:href="Pictures/10000000000003B80000023647CDFE4E6E3819F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7:05:46.847590255</meta:creation-date>
    <dc:date>2017-06-08T17:02:37.838769746</dc:date>
    <meta:editing-duration>PT2H37M1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5" meta:word-count="5" meta:character-count="10" meta:non-whitespace-character-count="10"/>
  </office:meta>
</office:document-meta>
</file>